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Footer">
      <style:text-properties fo:font-size="13pt" fo:font-weight="bold" officeooo:rsid="001754a2" officeooo:paragraph-rsid="001754a2" style:font-size-asian="13pt" style:font-weight-asian="bold" style:font-size-complex="13pt" style:font-weight-complex="bold"/>
    </style:style>
    <style:style style:name="P2" style:family="paragraph" style:parent-style-name="Header">
      <style:text-properties fo:font-size="13pt" fo:font-weight="bold" officeooo:rsid="001754a2" officeooo:paragraph-rsid="001754a2" style:font-size-asian="13pt" style:font-weight-asian="bold" style:font-size-complex="13pt" style:font-weight-complex="bold"/>
    </style:style>
    <style:style style:name="P3" style:family="paragraph" style:parent-style-name="Standard">
      <style:paragraph-properties fo:text-align="center" style:justify-single-word="false"/>
      <style:text-properties officeooo:rsid="0021dafc" officeooo:paragraph-rsid="0021dafc"/>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1dafc" officeooo:paragraph-rsid="0021dafc" style:font-size-asian="20pt" style:font-weight-asian="bold" style:font-size-complex="20pt" style:font-weight-complex="bold"/>
    </style:style>
    <style:style style:name="P5" style:family="paragraph" style:parent-style-name="Standard">
      <style:text-properties officeooo:rsid="00256db5" officeooo:paragraph-rsid="00256db5"/>
    </style:style>
    <style:style style:name="P6" style:family="paragraph" style:parent-style-name="Standard">
      <style:text-properties officeooo:rsid="002895c9" officeooo:paragraph-rsid="002895c9"/>
    </style:style>
    <style:style style:name="P7" style:family="paragraph" style:parent-style-name="Standard">
      <style:text-properties officeooo:rsid="002929b1" officeooo:paragraph-rsid="002929b1"/>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officeooo:rsid="002a8f78" officeooo:paragraph-rsid="002a8f78"/>
    </style:style>
    <style:style style:name="P10" style:family="paragraph" style:parent-style-name="Standard">
      <style:text-properties officeooo:rsid="002b9899" officeooo:paragraph-rsid="002b9899"/>
    </style:style>
    <style:style style:name="P11" style:family="paragraph" style:parent-style-name="Table_20_Contents">
      <style:text-properties officeooo:rsid="00184f15" officeooo:paragraph-rsid="00184f15"/>
    </style:style>
    <style:style style:name="P12" style:family="paragraph" style:parent-style-name="Table_20_Contents">
      <style:paragraph-properties fo:text-align="center" style:justify-single-word="false"/>
      <style:text-properties fo:font-size="15pt" fo:font-weight="bold" officeooo:rsid="00184f15" officeooo:paragraph-rsid="00184f15" style:font-size-asian="15pt" style:font-weight-asian="bold" style:font-size-complex="15pt" style:font-weight-complex="bold"/>
    </style:style>
    <style:style style:name="P13" style:family="paragraph" style:parent-style-name="Table_20_Contents">
      <style:text-properties officeooo:rsid="001a11df" officeooo:paragraph-rsid="001a11df"/>
    </style:style>
    <style:style style:name="P14" style:family="paragraph" style:parent-style-name="Table_20_Contents">
      <style:text-properties officeooo:rsid="001b25c7" officeooo:paragraph-rsid="001b25c7"/>
    </style:style>
    <style:style style:name="P15" style:family="paragraph" style:parent-style-name="Table_20_Contents">
      <style:text-properties officeooo:paragraph-rsid="001b25c7"/>
    </style:style>
    <style:style style:name="P16" style:family="paragraph" style:parent-style-name="Table_20_Contents">
      <style:text-properties officeooo:rsid="001b58f4" officeooo:paragraph-rsid="001b58f4"/>
    </style:style>
    <style:style style:name="P17" style:family="paragraph" style:parent-style-name="Table_20_Contents">
      <style:text-properties officeooo:rsid="001c607f" officeooo:paragraph-rsid="001c607f"/>
    </style:style>
    <style:style style:name="P18" style:family="paragraph" style:parent-style-name="Table_20_Contents">
      <style:text-properties officeooo:rsid="001c6abc" officeooo:paragraph-rsid="001c6abc"/>
    </style:style>
    <style:style style:name="P19" style:family="paragraph" style:parent-style-name="Table_20_Contents">
      <style:text-properties officeooo:rsid="001e1748" officeooo:paragraph-rsid="001e1748"/>
    </style:style>
    <style:style style:name="P20" style:family="paragraph" style:parent-style-name="Table_20_Contents">
      <style:text-properties officeooo:rsid="001e1989" officeooo:paragraph-rsid="001e1989"/>
    </style:style>
    <style:style style:name="P21" style:family="paragraph" style:parent-style-name="Table_20_Contents">
      <style:text-properties officeooo:rsid="001f0bbe" officeooo:paragraph-rsid="001f0bbe"/>
    </style:style>
    <style:style style:name="P22" style:family="paragraph" style:parent-style-name="Table_20_Contents">
      <style:text-properties officeooo:rsid="001fc2dc" officeooo:paragraph-rsid="001fc2dc"/>
    </style:style>
    <style:style style:name="P23" style:family="paragraph" style:parent-style-name="Table_20_Contents">
      <style:text-properties officeooo:rsid="00210df0" officeooo:paragraph-rsid="00210df0"/>
    </style:style>
    <style:style style:name="T1" style:family="text">
      <style:text-properties officeooo:rsid="00184f15"/>
    </style:style>
    <style:style style:name="T2" style:family="text">
      <style:text-properties officeooo:rsid="001a11df"/>
    </style:style>
    <style:style style:name="T3" style:family="text">
      <style:text-properties officeooo:rsid="001b25c7"/>
    </style:style>
    <style:style style:name="T4" style:family="text">
      <style:text-properties officeooo:rsid="001c3503"/>
    </style:style>
    <style:style style:name="T5" style:family="text">
      <style:text-properties officeooo:rsid="001c6abc"/>
    </style:style>
    <style:style style:name="T6" style:family="text">
      <style:text-properties officeooo:rsid="001e1989"/>
    </style:style>
    <style:style style:name="T7" style:family="text">
      <style:text-properties officeooo:rsid="001fc2dc"/>
    </style:style>
    <style:style style:name="T8"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9" style:family="text">
      <style:text-properties fo:font-weight="bold" style:font-weight-asian="bold" style:font-weight-complex="bold"/>
    </style:style>
    <style:style style:name="T10" style:family="text">
      <style:text-properties officeooo:rsid="0025adbd"/>
    </style:style>
    <style:style style:name="T11" style:family="text">
      <style:text-properties officeooo:rsid="002846da"/>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2a8f78" style:font-size-asian="14pt" style:font-weight-asian="bold" style:font-size-complex="14pt" style:font-weight-complex="bold"/>
    </style:style>
    <style:style style:name="T14" style:family="text">
      <style:text-propertie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Extensiones de archivo y su tipo de imagen</text:p>
      <text:p text:style-name="Standard"/>
      <table:table table:name="Tabla1" table:style-name="Tabla1">
        <table:table-column table:style-name="Tabla1.A" table:number-columns-repeated="4"/>
        <table:table-row>
          <table:table-cell table:style-name="Tabla1.A1" office:value-type="string">
            <text:p text:style-name="P12">Extensión</text:p>
          </table:table-cell>
          <table:table-cell table:style-name="Tabla1.A1" office:value-type="string">
            <text:p text:style-name="P12">Significado</text:p>
          </table:table-cell>
          <table:table-cell table:style-name="Tabla1.A1" office:value-type="string">
            <text:p text:style-name="P12">Principales usos</text:p>
          </table:table-cell>
          <table:table-cell table:style-name="Tabla1.D1" office:value-type="string">
            <text:p text:style-name="P12">Tipo de imagen</text:p>
          </table:table-cell>
        </table:table-row>
        <table:table-row>
          <table:table-cell table:style-name="Tabla1.A2" office:value-type="string">
            <text:p text:style-name="Table_20_Contents">.<text:span text:style-name="T1">png</text:span></text:p>
          </table:table-cell>
          <table:table-cell table:style-name="Tabla1.A2" office:value-type="string">
            <text:p text:style-name="P11">Portable Network Graphics</text:p>
          </table:table-cell>
          <table:table-cell table:style-name="Tabla1.A2" office:value-type="string">
            <text:p text:style-name="P11">Imprimir contenido (cuando sea necesaria transparencia), arte digital, Iconos y logos</text:p>
          </table:table-cell>
          <table:table-cell table:style-name="Tabla1.D2" office:value-type="string">
            <text:p text:style-name="P11">bitmap</text:p>
          </table:table-cell>
        </table:table-row>
        <table:table-row>
          <table:table-cell table:style-name="Tabla1.A2" office:value-type="string">
            <text:p text:style-name="Table_20_Contents">.<text:span text:style-name="T1">svg</text:span></text:p>
          </table:table-cell>
          <table:table-cell table:style-name="Tabla1.A2" office:value-type="string">
            <text:p text:style-name="P11">Scalable Vector Graphics</text:p>
          </table:table-cell>
          <table:table-cell table:style-name="Tabla1.A2" office:value-type="string">
            <text:p text:style-name="P11">Diseño responsivo debido a su esca labilidad sin perder calidad, Animaciones, <text:span text:style-name="T2">Accesibles para los lectores de pantalla</text:span></text:p>
          </table:table-cell>
          <table:table-cell table:style-name="Tabla1.D2" office:value-type="string">
            <text:p text:style-name="P11">vectoriales</text:p>
          </table:table-cell>
        </table:table-row>
        <table:table-row>
          <table:table-cell table:style-name="Tabla1.A2" office:value-type="string">
            <text:p text:style-name="Table_20_Contents">.<text:span text:style-name="T2">pdf</text:span></text:p>
          </table:table-cell>
          <table:table-cell table:style-name="Tabla1.A2" office:value-type="string">
            <text:p text:style-name="P13">Portable Document Format</text:p>
          </table:table-cell>
          <table:table-cell table:style-name="Tabla1.A2" office:value-type="string">
            <text:p text:style-name="P13">Accesible y portable al ser independiente del hardware y software. Almacenamiento de documentos electrónicos</text:p>
          </table:table-cell>
          <table:table-cell table:style-name="Tabla1.D2" office:value-type="string">
            <text:p text:style-name="P13">vectoriales/bitmap</text:p>
          </table:table-cell>
        </table:table-row>
        <table:table-row>
          <table:table-cell table:style-name="Tabla1.A2" office:value-type="string">
            <text:p text:style-name="Table_20_Contents">.<text:span text:style-name="T3">jpg/.jpeg</text:span></text:p>
          </table:table-cell>
          <table:table-cell table:style-name="Tabla1.A2" office:value-type="string">
            <text:p text:style-name="P15"><text:span text:style-name="T3">Joint</text:span> Photographic Experts Group</text:p>
            <text:p text:style-name="P14"/>
          </table:table-cell>
          <table:table-cell table:style-name="Tabla1.A2" office:value-type="string">
            <text:p text:style-name="P14">Al ser archivos comprimidos con perdida, tienen un tamaño reducido, por lo que es usado para disminuir la carga de un sitio web.</text:p>
          </table:table-cell>
          <table:table-cell table:style-name="Tabla1.D2" office:value-type="string">
            <text:p text:style-name="P16">bitmap</text:p>
          </table:table-cell>
        </table:table-row>
        <table:table-row>
          <table:table-cell table:style-name="Tabla1.A2" office:value-type="string">
            <text:p text:style-name="Table_20_Contents">.<text:span text:style-name="T4">bmp</text:span></text:p>
          </table:table-cell>
          <table:table-cell table:style-name="Tabla1.A2" office:value-type="string">
            <text:p text:style-name="P17">bitmap</text:p>
          </table:table-cell>
          <table:table-cell table:style-name="Tabla1.A2" office:value-type="string">
            <text:p text:style-name="P18">Compatible en múltiples dispositivos. Se usa a menudo para crear logotipos y elementos de diseño web</text:p>
          </table:table-cell>
          <table:table-cell table:style-name="Tabla1.D2" office:value-type="string">
            <text:p text:style-name="P18">bitmap</text:p>
          </table:table-cell>
        </table:table-row>
        <table:table-row>
          <table:table-cell table:style-name="Tabla1.A2" office:value-type="string">
            <text:p text:style-name="Table_20_Contents">.<text:span text:style-name="T5">tiff</text:span></text:p>
          </table:table-cell>
          <table:table-cell table:style-name="Tabla1.A2" office:value-type="string">
            <text:p text:style-name="P18">Tagged Image File Format</text:p>
          </table:table-cell>
          <table:table-cell table:style-name="Tabla1.A2" office:value-type="string">
            <text:p text:style-name="P19">Soporta archivos de hasta 4Gb. Altamente extensible debido a que se permiten añadir nuevas caracteristicas, <text:span text:style-name="T6">aunque puede generar incompatibilidades</text:span></text:p>
          </table:table-cell>
          <table:table-cell table:style-name="Tabla1.D2" office:value-type="string">
            <text:p text:style-name="P18">bitmap</text:p>
          </table:table-cell>
        </table:table-row>
        <table:table-row>
          <table:table-cell table:style-name="Tabla1.A2" office:value-type="string">
            <text:p text:style-name="Table_20_Contents">.<text:span text:style-name="T6">nef</text:span></text:p>
          </table:table-cell>
          <table:table-cell table:style-name="Tabla1.A2" office:value-type="string">
            <text:p text:style-name="P20">Nikon Electronic Format</text:p>
          </table:table-cell>
          <table:table-cell table:style-name="Tabla1.A2" office:value-type="string">
            <text:p text:style-name="P21">Mantienen la calidad y la resolución originales, ya que no sufre ningún tipo de <text:soft-page-break/>perdida. Permite la conversión a otros formatos como JPG o PNG</text:p>
          </table:table-cell>
          <table:table-cell table:style-name="Tabla1.D2" office:value-type="string">
            <text:p text:style-name="P21">bitmap</text:p>
          </table:table-cell>
        </table:table-row>
        <table:table-row>
          <table:table-cell table:style-name="Tabla1.A2" office:value-type="string">
            <text:p text:style-name="Table_20_Contents">.<text:span text:style-name="T7">ai</text:span></text:p>
          </table:table-cell>
          <table:table-cell table:style-name="Tabla1.A2" office:value-type="string">
            <text:p text:style-name="P22">Adobe Illustrator</text:p>
          </table:table-cell>
          <table:table-cell table:style-name="Tabla1.A2" office:value-type="string">
            <text:p text:style-name="P23">Formato muy relevante en el mundo del diseño gráfico</text:p>
          </table:table-cell>
          <table:table-cell table:style-name="Tabla1.D2" office:value-type="string">
            <text:p text:style-name="P22">Vectoriales</text:p>
          </table:table-cell>
        </table:table-row>
      </table:table>
      <text:p text:style-name="Standard"/>
      <text:p text:style-name="Standard"/>
      <text:p text:style-name="P3"><text:span text:style-name="T8">Algoritmos de compresión</text:span> </text:p>
      <text:p text:style-name="Standard"/>
      <text:p text:style-name="P5"><text:span text:style-name="T9">WebP:</text:span> desarrollado por Google, ofrece una mejora significativa en términos de tamaño de archivo y velocidad de carga en comparación con otros formatos de imagen como JPEG <text:span text:style-name="T10">o PNG. </text:span><text:span text:style-name="T11">Admite tanto la compresión con pérdida como sin pérdida. La compresión con perdida se basa en la codificación de cuadros clave VP8.</text:span></text:p>
      <text:p text:style-name="P5"/>
      <text:p text:style-name="P6"><text:span text:style-name="T9">LZW</text:span>: algoritmo de compresión sin pérdida usado para reducir el tamaño de los archivos. Su funcionamiento se basa en la eliminación de redundancias estadísticas sin causar pérdida de información, eliminando datos que no sean relevantes</text:p>
      <text:p text:style-name="P6"/>
      <text:p text:style-name="P6"/>
      <text:p text:style-name="P6"><text:span text:style-name="T13">a</text:span><text:span text:style-name="T12">rtículo 27 de la Declaración Universal de los Derechos Humanos de la ONU</text:span> </text:p>
      <text:p text:style-name="P7">El Artículo 27 de la Declaración Universal de los Derechos Humanos establece que toda persona tiene derecho a tomar parte libremente en la vida cultural de la comunidad, a gozar de las artes y a participar en el progreso científico y en los beneficios que de él resulten. Además, garantiza el derecho a la protección de los intereses morales y materiales que correspondan por razón de las producciones científicas, literarias o artísticas de que sean autores .</text:p>
      <text:p text:style-name="Standard"/>
      <text:p text:style-name="P9">¿Cómo se genera una propiedad intelectual?</text:p>
      <text:p text:style-name="P10">Se genera en el momento de crear dicha obra y exponerla al público</text:p>
      <text:p text:style-name="P9"/>
      <text:p text:style-name="P8">¿A quién se le atribuiría la autoría de una obra? </text:p>
      <text:p text:style-name="P10">Se le atribuye a su autor, por el mero hecho de su creación</text:p>
      <text:p text:style-name="Standard"/>
      <text:p text:style-name="P8">¿Qué dice la ley sobre la propiedad intelectual de las fotografías? </text:p>
      <text:p text:style-name="P10">Que son objetos de propiedad intelectual al tratarse de una creación artística, expresada en cualquier medio o soporte.</text:p>
      <text:p text:style-name="Standard"/>
      <text:p text:style-name="P8">Buscar por internet las consecuencias con las que nos podemos encontrar por el uso indebido de una imagen en nuestra web. </text:p>
      <text:p text:style-name="P10">Retiro de la imagen, multa, acciones legales, etc.</text:p>
      <text:p text:style-name="Standard"/>
      <text:p text:style-name="Standard"/>
      <text:p text:style-name="P8">Buscar por internet los derechos que tienen las imágenes generadas por IA. </text:p>
      <text:p text:style-name="P8">En cuanto a las imágenes generadas por inteligencia artificial (IA), la situación es compleja y está en constante evolución. Según la United States Copyright Office, las obras creadas íntegramente <text:soft-page-break/>con inteligencia artificial no se pueden registrar. La creación humana es condición indispensable para que se pueda hablar de copyright. Sin embargo, hay opiniones divergentes sobre si la intervención humana con la IA, como proporcionar prompts o frases, es suficiente para otorgar derechos de autor a la obra final</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3pt" fo:font-weight="bold" officeooo:rsid="001754a2" officeooo:paragraph-rsid="001754a2" style:font-size-asian="13pt" style:font-weight-asian="bold" style:font-size-complex="13pt" style:font-weight-complex="bold"/>
    </style:style>
    <style:style style:name="MP2" style:family="paragraph" style:parent-style-name="Footer">
      <style:text-properties fo:font-size="13pt" fo:font-weight="bold" officeooo:rsid="001754a2" officeooo:paragraph-rsid="001754a2" style:font-size-asian="13pt" style:font-weight-asian="bold" style:font-size-complex="13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IWEB<text:tab/><text:tab/>Tema 6: Imágenes, Sonido y Video</text:p>
      </style:header>
      <style:footer>
        <text:p text:style-name="MP2">2ºDAW<text:tab/><text:tab/>Daniel Alfonso Rodríguez Santo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13:53:25.777000000</meta:creation-date>
    <dc:date>2024-02-13T14:58:28.398000000</dc:date>
    <meta:editing-duration>PT1H4M54S</meta:editing-duration>
    <meta:editing-cycles>27</meta:editing-cycles>
    <meta:generator>LibreOffice/7.6.1.2$Windows_X86_64 LibreOffice_project/f5defcebd022c5bc36bbb79be232cb6926d8f674</meta:generator>
    <meta:document-statistic meta:table-count="1" meta:image-count="0" meta:object-count="0" meta:page-count="3" meta:paragraph-count="54" meta:word-count="569" meta:character-count="3597" meta:non-whitespace-character-count="3074"/>
  </office:meta>
</office:document-meta>
</file>